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section" style:name="Sect1"/>
    <style:page-layout style:name="PLayout2">
      <style:page-layout-properties fo:margin-top="1.0in" fo:margin-bottom="1.0in" fo:margin-left="1.0in" fo:margin-right="1.0in"/>
    </style:page-layout>
    <style:page-layout style:name="Standard">
      <style:page-layout-properties fo:margin-top="1.0in" fo:margin-bottom="1.0in" fo:margin-left="1.0in" fo:margin-right="1.0in"/>
    </style:page-layout>
  </office:automatic-styles>
  <office:body>
    <office:text>
      <text:section text:style-name="Sect1" text:name="Section1">
        <text:p text:style-name="Normal">Discursive Labs</text:p>
        <text:p text:style-name="Normal">11209 National Blvd #248</text:p>
        <text:p text:style-name="Normal">Los Angeles, CA, 90064</text:p>
        <text:p text:style-name="Normal"/>
        <text:p text:style-name="Normal"/>
        <text:p text:style-name="Normal">Mr George Jefferson</text:p>
        <text:p text:style-name="Normal">CEO Jefferson Apartments</text:p>
        <text:p text:style-name="Normal">The East Side</text:p>
        <text:p text:style-name="Normal">Bronx, NY 26575</text:p>
        <text:p text:style-name="Normal"/>
        <text:p text:style-name="Normal"/>
        <text:p text:style-name="Normal">Mr Jefferson,</text:p>
        <text:p text:style-name="Normal"/>
        <text:p text:style-name="Normal">We saw from your post on the Qualnet forums that you have been having some issues with your purchase of Qualnet. <text:s/>We also saw that SNT has not responded to your issue in months. <text:s/>As a company of simulation experts, we may be able to assist you in this issue. <text:s/>As former Qualnet engineers, we are quite experienced in solving issues like the one you are facing. <text:s/>As our current customers will tell you, we are knowledgeable in all aspects of simulation and our rates are reasonable. <text:s/></text:p>
        <text:p text:style-name="Normal"/>
        <text:p text:style-name="Normal">In your particular issue, we believe that a forced recompile of the /lib/network objects folder should allow your code to compile, provided it has been added to the Makefile in /main. We believe this should resolve your compilation issue, regardless of previous statements made by SNT. <text:s/>We are happy to help you resolve this or other issues further, feel free to contact us.</text:p>
        <text:p text:style-name="Normal"/>
        <text:p text:style-name="Normal">Good luck, and we hope to hear from you soon,</text:p>
        <text:p text:style-name="Normal"/>
        <text:p text:style-name="Normal">Hunter Davis</text:p>
        <text:p text:style-name="Normal">CEO Discursive Labs, LLC</text:p>
        <text:p text:style-name="Normal">hunter@discursivelabs.com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family="paragraph" style: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</office:styles>
  <office:automatic-styles>
    <style:page-layout style:name="Standard">
      <style:page-layout-properties fo:page-width="8.500000in" fo:page-height="11.000000in" style:print-orientation="portrait" fo:margin-top="1.0in" fo:margin-bottom="1.0in" fo:margin-left="1.0in" fo:margin-right="1.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8.6 (unix, gtk)</meta:generator>
  </office:meta>
</office:document-meta>
</file>